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 fo:text-indent="0cm" style:auto-text-indent="false"/>
      <style:text-properties officeooo:paragraph-rsid="001f9ad3"/>
    </style:style>
    <style:style style:name="P2" style:family="paragraph" style:parent-style-name="Standard">
      <style:paragraph-properties fo:line-height="150%" fo:text-align="center" style:justify-single-word="false" fo:text-indent="0cm" style:auto-text-indent="false"/>
      <style:text-properties officeooo:paragraph-rsid="001f9ad3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f9ad3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1f9ad3"/>
    </style:style>
    <style:style style:name="P5" style:family="paragraph" style:parent-style-name="Text_20_body">
      <style:paragraph-properties fo:margin-top="0cm" fo:margin-bottom="0cm" style:contextual-spacing="false"/>
      <style:text-properties fo:font-size="12pt" fo:font-weight="bold" officeooo:paragraph-rsid="001f9ad3" style:font-size-asian="12pt" style:font-weight-asian="bold" style:font-size-complex="12pt" style:font-weight-complex="bold"/>
    </style:style>
    <style:style style:name="P6" style:family="paragraph" style:parent-style-name="Text_20_body">
      <style:text-properties officeooo:paragraph-rsid="001f9ad3"/>
    </style:style>
    <style:style style:name="P7" style:family="paragraph" style:parent-style-name="Text_20_body">
      <style:paragraph-properties fo:text-align="center" style:justify-single-word="false"/>
      <style:text-properties fo:font-size="20pt" officeooo:rsid="00257167" officeooo:paragraph-rsid="00257167" style:font-size-asian="20pt" style:font-size-complex="20pt"/>
    </style:style>
    <style:style style:name="P8" style:family="paragraph" style:parent-style-name="Text_20_body">
      <style:text-properties officeooo:rsid="001f9ad3" officeooo:paragraph-rsid="001f9ad3"/>
    </style:style>
    <style:style style:name="P9" style:family="paragraph" style:parent-style-name="Text_20_body">
      <style:paragraph-properties fo:text-align="center" style:justify-single-word="false"/>
      <style:text-properties fo:font-size="14pt" officeooo:rsid="001f9ad3" officeooo:paragraph-rsid="001f9ad3" style:font-size-asian="14pt" style:font-size-complex="14pt"/>
    </style:style>
    <style:style style:name="P10" style:family="paragraph" style:parent-style-name="Text_20_body">
      <style:paragraph-properties fo:margin-top="0cm" fo:margin-bottom="0.146cm" style:contextual-spacing="false" fo:text-align="end" style:justify-single-word="false"/>
      <style:text-properties style:text-underline-style="none" fo:font-weight="bold" officeooo:rsid="001f9ad3" officeooo:paragraph-rsid="001f9ad3" style:font-weight-asian="bold" style:font-weight-complex="bold"/>
    </style:style>
    <style:style style:name="P11" style:family="paragraph" style:parent-style-name="Text_20_body">
      <style:paragraph-properties fo:margin-top="0cm" fo:margin-bottom="0.146cm" style:contextual-spacing="false" fo:text-align="end" style:justify-single-word="false"/>
      <style:text-properties officeooo:rsid="001f9ad3" officeooo:paragraph-rsid="001f9ad3"/>
    </style:style>
    <style:style style:name="P12" style:family="paragraph" style:parent-style-name="Text_20_body">
      <style:paragraph-properties fo:margin-top="0cm" fo:margin-bottom="0.146cm" style:contextual-spacing="false" fo:text-align="end" style:justify-single-word="false"/>
      <style:text-properties officeooo:rsid="00257167" officeooo:paragraph-rsid="00257167"/>
    </style:style>
    <style:style style:name="P13" style:family="paragraph" style:parent-style-name="Text_20_body">
      <style:paragraph-properties fo:margin-top="0cm" fo:margin-bottom="0.146cm" style:contextual-spacing="false" fo:text-align="center" style:justify-single-word="false"/>
      <style:text-properties fo:font-size="12pt" fo:font-weight="bold" officeooo:rsid="001f9ad3" officeooo:paragraph-rsid="001f9ad3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top="0cm" fo:margin-bottom="0.146cm" style:contextual-spacing="false" fo:text-align="center" style:justify-single-word="false"/>
      <style:text-properties officeooo:rsid="001f9ad3" officeooo:paragraph-rsid="001f9ad3"/>
    </style:style>
    <style:style style:name="P15" style:family="paragraph" style:parent-style-name="Text_20_body">
      <style:paragraph-properties fo:margin-top="0cm" fo:margin-bottom="0.146cm" style:contextual-spacing="false" fo:text-align="start" style:justify-single-word="false" fo:break-before="page"/>
      <style:text-properties officeooo:rsid="001f9ad3" officeooo:paragraph-rsid="001f9ad3"/>
    </style:style>
    <style:style style:name="P16" style:family="paragraph" style:parent-style-name="Contents_20_Heading">
      <style:text-properties fo:font-size="20pt" style:font-size-asian="20pt" style:font-size-complex="20pt"/>
    </style:style>
    <style:style style:name="P1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fo:font-size="15pt" officeooo:rsid="001f9ad3" officeooo:paragraph-rsid="001f9ad3" style:font-size-asian="15pt" style:font-size-complex="15pt"/>
    </style:style>
    <style:style style:name="P19" style:family="paragraph" style:parent-style-name="Text_20_body">
      <style:paragraph-properties fo:break-before="page"/>
      <style:text-properties officeooo:rsid="001f9ad3" officeooo:paragraph-rsid="001f9ad3"/>
    </style:style>
    <style:style style:name="P20" style:family="paragraph" style:parent-style-name="Text_20_body" style:list-style-name="L1">
      <style:paragraph-properties fo:margin-top="0cm" fo:margin-bottom="0.146cm" style:contextual-spacing="false"/>
    </style:style>
    <style:style style:name="P21" style:family="paragraph" style:parent-style-name="Text_20_body">
      <style:text-properties fo:font-weight="bold" style:font-weight-asian="bold" style:font-weight-complex="bold"/>
    </style:style>
    <style:style style:name="P22" style:family="paragraph" style:parent-style-name="Text_20_body" style:list-style-name="L2">
      <style:paragraph-properties fo:margin-top="0cm" fo:margin-bottom="0.146cm" style:contextual-spacing="false"/>
    </style:style>
    <style:style style:name="P23" style:family="paragraph" style:parent-style-name="Text_20_body" style:list-style-name="L3">
      <style:paragraph-properties fo:margin-top="0cm" fo:margin-bottom="0.146cm" style:contextual-spacing="false"/>
    </style:style>
    <style:style style:name="P24" style:family="paragraph" style:parent-style-name="Standard">
      <style:paragraph-properties fo:text-indent="0cm" style:auto-text-indent="false"/>
      <style:text-properties fo:font-style="normal" officeooo:rsid="00257167" officeooo:paragraph-rsid="00257167" style:font-style-asian="normal" style:font-style-complex="normal"/>
    </style:style>
    <style:style style:name="P25" style:family="paragraph" style:parent-style-name="Text_20_body">
      <style:text-properties officeooo:rsid="001fb32b" officeooo:paragraph-rsid="001fb32b"/>
    </style:style>
    <style:style style:name="P26" style:family="paragraph" style:parent-style-name="Text_20_body">
      <style:text-properties fo:font-style="normal" officeooo:rsid="001fb32b" officeooo:paragraph-rsid="001fb32b" style:font-style-asian="normal" style:font-style-complex="normal"/>
    </style:style>
    <style:style style:name="T1" style:family="text">
      <style:text-properties fo:text-transform="uppercase" fo:font-size="8pt" fo:font-weight="bold" style:font-size-asian="8pt" style:font-weight-asian="bold" style:font-size-complex="8pt"/>
    </style:style>
    <style:style style:name="T2" style:family="text">
      <style:text-properties fo:font-weight="bold" style:font-weight-asian="bold" style:font-size-complex="13pt"/>
    </style:style>
    <style:style style:name="T3" style:family="text">
      <style:text-properties fo:font-size="13pt" fo:font-weight="bold" style:font-family-asian="Calibri" style:font-family-generic-asian="system" style:font-pitch-asian="variable" style:font-size-asian="13pt" style:font-weight-asian="bold" style:font-size-complex="13pt"/>
    </style:style>
    <style:style style:name="T4" style:family="text">
      <style:text-properties fo:text-transform="uppercase" fo:font-size="8pt" fo:font-weight="bold" style:font-family-asian="Calibri" style:font-family-generic-asian="system" style:font-pitch-asian="variable" style:font-size-asian="8pt" style:font-weight-asian="bold" style:font-size-complex="8pt"/>
    </style:style>
    <style:style style:name="T5" style:family="text">
      <style:text-properties fo:font-size="13pt" fo:font-weight="bold" style:font-size-asian="13pt" style:font-weight-asian="bold" style:font-size-complex="13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023d783"/>
    </style:style>
    <style:style style:name="T10" style:family="text">
      <style:text-properties officeooo:rsid="00257167"/>
    </style:style>
    <style:style style:name="T11" style:family="text">
      <style:text-properties fo:font-size="12pt" officeooo:rsid="00257167" style:font-size-asian="12pt" style:font-size-complex="12pt"/>
    </style:style>
    <style:style style:name="T12" style:family="text">
      <style:text-properties fo:font-size="12pt" officeooo:rsid="0023d783" style:font-size-asian="12pt" style:font-size-complex="12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257167" style:font-size-asian="14pt" style:font-weight-asian="bold" style:font-size-complex="14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57167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Министерство образования и науки Российской Федерации</text:span></text:p>
      <text:p text:style-name="P2" loext:marker-style-name="T3"><text:span text:style-name="T4">федеральное государственное автономное образовательное учреждение высшего образования </text:span></text:p>
      <text:p text:style-name="P1" loext:marker-style-name="T5"><text:span text:style-name="T5">“ НАЦИОНАЛЬНЫЙ ИССЛЕДОВАТЕЛЬСКИЙ </text:span></text:p>
      <text:p text:style-name="P1" loext:marker-style-name="T5"><text:span text:style-name="T5">УНИВЕРСИТЕТ ИТМО”</text:span></text:p>
      <text:p text:style-name="P3" loext:marker-style-name="T6"/>
      <text:p text:style-name="P4" loext:marker-style-name="T6"><text:span text:style-name="T6"><text:tab/></text:span><text:span text:style-name="T7">Факультет программной инженерии и компьютерной техники (ПИКТ)<text:tab/><text:tab/><text:tab/></text:span></text:p>
      <text:p text:style-name="P5" loext:marker-style-name="T8"><text:tab/><text:tab/><text:tab/><text:tab/><text:tab/></text:p>
      <text:p text:style-name="P5" loext:marker-style-name="T6"><text:tab/>Направление подготовки (специальность)</text:p>
      <text:p text:style-name="P5" loext:marker-style-name="T6"><text:tab/>09.03.04 (<text:span text:style-name="T9">Системное и прикладное программное обеспечение</text:span>)</text:p>
      <text:p text:style-name="P6" loext:marker-style-name="T8"><text:span text:style-name="T6"/></text:p>
      <text:p text:style-name="P6" loext:marker-style-name="T8"><text:span text:style-name="T6"/></text:p>
      <text:p text:style-name="P6" loext:marker-style-name="T8"><text:span text:style-name="T6"/></text:p>
      <text:p text:style-name="P6" loext:marker-style-name="T8"><text:span text:style-name="T6"/></text:p>
      <text:p text:style-name="P7" loext:marker-style-name="T8">Web-программирование</text:p>
      <text:p text:style-name="P8" loext:marker-style-name="T8"><text:span text:style-name="T6"/></text:p>
      <text:p text:style-name="P8" loext:marker-style-name="T8"><text:span text:style-name="T6"/></text:p>
      <text:p text:style-name="P9" loext:marker-style-name="T8">Лабораторная работа №<text:span text:style-name="T10">1</text:span></text:p>
      <text:p text:style-name="P9" loext:marker-style-name="T8">Вариант: <text:span text:style-name="T10">466560</text:span></text:p>
      <text:p text:style-name="P8" loext:marker-style-name="T8"><text:span text:style-name="T6"/></text:p>
      <text:p text:style-name="P8" loext:marker-style-name="T8"><text:span text:style-name="T6"/></text:p>
      <text:p text:style-name="P8" loext:marker-style-name="T8"><text:span text:style-name="T6"/></text:p>
      <text:p text:style-name="P8" loext:marker-style-name="T8"><text:span text:style-name="T6"/></text:p>
      <text:p text:style-name="P8" loext:marker-style-name="T8"><text:span text:style-name="T6"/></text:p>
      <text:p text:style-name="P8" loext:marker-style-name="T8"><text:span text:style-name="T6"/></text:p>
      <text:p text:style-name="P10" loext:marker-style-name="T8"><text:span text:style-name="T6">Выполнил студент:</text:span></text:p>
      <text:p text:style-name="P11" loext:marker-style-name="T8"><text:span text:style-name="T6">Львова Елизавета (466560)</text:span></text:p>
      <text:p text:style-name="P11" loext:marker-style-name="T8"><text:span text:style-name="T6">Группа P3</text:span><text:span text:style-name="T11">2</text:span><text:span text:style-name="T6">13 Поток №</text:span><text:span text:style-name="T12">1.8</text:span></text:p>
      <text:p text:style-name="P11" loext:marker-style-name="T8"><text:span text:style-name="T7">Преподаватель:</text:span><text:span text:style-name="T6"> </text:span></text:p>
      <text:p text:style-name="P12" loext:marker-style-name="T8"><text:span text:style-name="T6">Егошин А.В.</text:span></text:p>
      <text:p text:style-name="P8" loext:marker-style-name="T8"><text:span text:style-name="T6"/></text:p>
      <text:p text:style-name="P8" loext:marker-style-name="T8"><text:span text:style-name="T6"/></text:p>
      <text:p text:style-name="P8" loext:marker-style-name="T8"><text:span text:style-name="T6"/></text:p>
      <text:p text:style-name="P8" loext:marker-style-name="T8"><text:span text:style-name="T6"/></text:p>
      <text:p text:style-name="P13" loext:marker-style-name="T8">г. Санкт-Петербург</text:p>
      <text:p text:style-name="P14" loext:marker-style-name="T8"><text:span text:style-name="T7">2025г.</text:span></text:p>
      <text:p text:style-name="P15" loext:marker-style-name="T8"><text:span text:style-name="T6"/></text:p>
      <text:table-of-content text:style-name="Sect1" text:name="Оглавление1">
        <text:table-of-content-source text:outline-level="10">
          <text:index-title-template text:style-name="Contents_20_Heading">Сож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Со<text:span text:style-name="T10">д</text:span>ержание</text:p>
          </text:index-title>
          <text:p text:style-name="P17"><text:a xlink:type="simple" xlink:href="#__RefHeading___Toc7856_1132288000" text:style-name="Index_20_Link" text:visited-style-name="Index_20_Link"><text:span text:style-name="T13">Задание:<text:tab/>3</text:span></text:a></text:p>
          <text:p text:style-name="P17"><text:a xlink:type="simple" xlink:href="#__RefHeading___Toc7858_1132288000" text:style-name="Index_20_Link" text:visited-style-name="Index_20_Link"><text:span text:style-name="T13">Отчет:<text:tab/>3</text:span></text:a></text:p>
          <text:p text:style-name="P17"><text:a xlink:type="simple" xlink:href="#__RefHeading___Toc7860_1132288000" text:style-name="Index_20_Link" text:visited-style-name="Index_20_Link"><text:span text:style-name="T13">Вывод:<text:tab/>3</text:span></text:a></text:p>
          <text:p text:style-name="P17"><text:a xlink:type="simple" xlink:href="#__RefHeading___Toc7862_1132288000" text:style-name="Index_20_Link" text:visited-style-name="Index_20_Link"><text:span text:style-name="T13">Список литературы:<text:tab/>3</text:span></text:a></text:p>
        </text:index-body>
      </text:table-of-content>
      <text:p text:style-name="P18" loext:marker-style-name="T8"/>
      <text:p text:style-name="P8" loext:marker-style-name="T8"><text:span text:style-name="T6"/></text:p>
      <text:p text:style-name="P8" loext:marker-style-name="T8"><text:span text:style-name="T6"/></text:p>
      <text:p text:style-name="P8" loext:marker-style-name="T8"><text:span text:style-name="T6"/></text:p>
      <text:p text:style-name="P8" loext:marker-style-name="T8"><text:span text:style-name="T6"/></text:p>
      <text:p text:style-name="P19" loext:marker-style-name="T8"><text:span text:style-name="T7"><text:tab/></text:span><text:span text:style-name="T14">Вариант: </text:span><text:span text:style-name="T15">466560</text:span></text:p>
      <text:h text:style-name="Heading_20_1" text:outline-level="1"><text:bookmark-start text:name="__RefHeading___Toc7856_1132288000"/>Задание:<text:bookmark-end text:name="__RefHeading___Toc7856_1132288000"/></text:h>
      <text:p text:style-name="Text_20_body">FastCGI сервер на Java, определяющий, попала ли точка в заданную область. HTML-страница формирует данные HTTP-запросом и отправляет их серверу. На HTML-странице есть график, который принимает данные R и координаты точки в пределах графика.</text:p>
      <text:p text:style-name="Text_20_body"><text:span text:style-name="T16">Структура</text:span>:</text:p>
      <text:list text:style-name="L1">
        <text:list-item>
          <text:p text:style-name="P20">HTML-страница принимает данные: R и (x,y). Сохраняет предыдущие значения.</text:p>
        </text:list-item>
        <text:list-item>
          <text:p text:style-name="P20">Формирует HTTP-запрос, отправляет на сервер (JavaScript)</text:p>
        </text:list-item>
        <text:list-item>
          <text:p text:style-name="P20">FactCGI выполняет валидацию данных</text:p>
        </text:list-item>
        <text:list-item>
          <text:p text:style-name="P20">Возвращает HTML-страницу с таблицей (полученные параметры, рез. вычислений, текущее время, время выполнения запроса.)</text:p>
        </text:list-item>
      </text:list>
      <text:p text:style-name="P21">Комментарии по выполнению ЛР:</text:p>
      <text:list text:style-name="L2">
        <text:list-item>
          <text:p text:style-name="P22">Требуется поднять Apache httpd веб-сервер от лица своего пользователя на гелиосе (шаблон файла конфигурации доступен для скачивания наверху страницы)</text:p>
        </text:list-item>
        <text:list-item>
          <text:p text:style-name="P22">Веб-сервер должен заниматься обслуживанием статического контента (html, css, js) и перенаправлять запросы за динамическим контентом к FastCGI серверу</text:p>
        </text:list-item>
        <text:list-item>
          <text:p text:style-name="P22">FastCGI сервер требуется реализовать на языке Java (полезная библиотека в помощь в виде jar архива доступна для скачивания наверху страницы) и поднять также на гелиосе</text:p>
        </text:list-item>
        <text:list-item>
          <text:p text:style-name="P22">Путем обращений из JavaScript к FastCGI серверу требуется показать понимание принципа AJAX</text:p>
        </text:list-item>
      </text:list>
      <text:p text:style-name="P21">Разработанная HTML-страница должна удовлетворять следующим требованиям:</text:p>
      <text:list text:style-name="L3">
        <text:list-item>
          <text:p text:style-name="P23">Для расположения текстовых и графических элементов необходимо использовать блочную верстку.</text:p>
        </text:list-item>
        <text:list-item>
          <text:p text:style-name="P23">Данные формы должны передаваться на обработку посредством POST-запроса.</text:p>
        </text:list-item>
        <text:list-item>
          <text:p text:style-name="P23">Таблицы стилей должны располагаться в самом веб-документе.</text:p>
        </text:list-item>
        <text:list-item>
          <text:p text:style-name="P23">При работе с CSS должно быть продемонстрировано использование селекторов потомств, селекторов классов, селекторов атрибутов, селекторов псевдоклассов а также такие свойства стилей CSS, как наследование и каскадирование.</text:p>
        </text:list-item>
        <text:list-item>
          <text:p text:style-name="P23">HTML-страница должна иметь "шапку", содержащую ФИО студента, номер группы и новер варианта. При оформлении шапки необходимо явным образом задать шрифт (serif), его цвет и размер в каскадной таблице стилей.</text:p>
        </text:list-item>
        <text:list-item>
          <text:p text:style-name="P23">Отступы элементов ввода должны задаваться в процентах.</text:p>
        </text:list-item>
        <text:list-item>
          <text:p text:style-name="P23">Страница должна содержать сценарий на языке JavaScript, осуществляющий валидацию значений, вводимых пользователем в поля формы. Любые некорректные значения (например, буквы в координатах точки или отрицательный радиус) должны блокироваться.</text:p>
        </text:list-item>
      </text:list>
      <text:h text:style-name="Heading_20_1" text:outline-level="1"><text:bookmark-start text:name="__RefHeading___Toc7858_1132288000"/><text:soft-page-break/>Отчет:<text:bookmark-end text:name="__RefHeading___Toc7858_1132288000"/></text:h>
      <text:p text:style-name="P24" loext:marker-style-name="T17">Ссылка на гит: <text:a xlink:type="simple" xlink:href="https://github.com/lissik1011/Web-Lab1" text:style-name="Internet_20_link" text:visited-style-name="Visited_20_Internet_20_Link">https://github.com/lissik1011/Web-Lab1</text:a><text:line-break/><text:line-break/><text:span text:style-name="T16">Пробросить порт</text:span></text:p>
      <text:p text:style-name="P24" loext:marker-style-name="T17">ssh -L 8080:localhost:13041 s466560@helios.cs.ifmo.ru -p 2222</text:p>
      <text:p text:style-name="P24" loext:marker-style-name="T17"/>
      <text:p text:style-name="P24" loext:marker-style-name="T17"><text:span text:style-name="T16">Запустить apache</text:span> </text:p>
      <text:p text:style-name="P24" loext:marker-style-name="T17">/usr/local/sbin/httpd -f /home/studs/s466560/httpd-root/httpd-conf.conf -X</text:p>
      <text:p text:style-name="P24" loext:marker-style-name="T17"/>
      <text:p text:style-name="P24" loext:marker-style-name="T17"><text:span text:style-name="T16">Запустить сервер</text:span></text:p>
      <text:p text:style-name="P24" loext:marker-style-name="T17">java -DFCGI_PORT=13041 -jar httpd-root/fcgi-bin/Server.jar</text:p>
      <text:p text:style-name="P24" loext:marker-style-name="T17"/>
      <text:h text:style-name="Heading_20_1" text:outline-level="1"><text:bookmark-start text:name="__RefHeading___Toc7860_1132288000"/>Вывод:<text:bookmark-end text:name="__RefHeading___Toc7860_1132288000"/></text:h>
      <text:p text:style-name="P25"><text:span text:style-name="T18"><text:tab/>В ходе выполнения лабораторной работы я освоила разработку клиент-серверного веб-приложения. На практике изучила принципы работы протокола HTTP и интерфейса FastCGI, реализовав сервер на языке Java. Создала HTML-страницу с блочной версткой, применив </text:span><text:span text:style-name="T19">стилизацию</text:span><text:span text:style-name="T18"> CSS — селекторы классов, атрибутов, потомков, псевдоклассов </text:span><text:span text:style-name="T19">и тд</text:span><text:span text:style-name="T18">. Реализовала клиентскую валидацию с помощью JavaScript и </text:span><text:span text:style-name="T19">использовала принцип</text:span><text:span text:style-name="T18"> AJAX.</text:span></text:p>
      <text:p text:style-name="P26"/>
      <text:p text:style-name="P26"/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5T11:55:57.591361850</meta:creation-date>
    <dc:date>2025-10-10T17:30:33.240570759</dc:date>
    <meta:editing-duration>PT18M15S</meta:editing-duration>
    <meta:editing-cycles>4</meta:editing-cycles>
    <meta:generator>LibreOffice/25.2.6.2$Linux_X86_64 LibreOffice_project/520$Build-2</meta:generator>
    <meta:document-statistic meta:table-count="0" meta:image-count="0" meta:object-count="0" meta:page-count="4" meta:paragraph-count="53" meta:word-count="424" meta:character-count="3463" meta:non-whitespace-character-count="3087"/>
  </office:meta>
</office:document-meta>
</file>